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fill-color="#168253" draw:textarea-horizontal-align="justify" draw:textarea-vertical-align="middle" draw:auto-grow-height="false" fo:min-height="1.356cm" fo:min-width="1.36cm"/>
      <style:paragraph-properties style:writing-mode="lr-tb"/>
    </style:style>
    <style:style style:name="gr5" style:family="graphic" style:parent-style-name="standard">
      <style:graphic-properties draw:fill-color="#168253" draw:textarea-horizontal-align="justify" draw:textarea-vertical-align="middle" draw:auto-grow-height="false" fo:min-height="1.356cm" fo:min-width="1.106cm"/>
      <style:paragraph-properties style:writing-mode="lr-tb"/>
    </style:style>
    <style:style style:name="gr6" style:family="graphic" style:parent-style-name="standard">
      <style:graphic-properties draw:fill-color="#ff8000" draw:textarea-horizontal-align="justify" draw:textarea-vertical-align="middle" draw:auto-grow-height="false" fo:min-height="1.356cm" fo:min-width="1.106cm"/>
      <style:paragraph-properties style:writing-mode="lr-tb"/>
    </style:style>
    <style:style style:name="gr7" style:family="graphic" style:parent-style-name="standard">
      <style:graphic-properties draw:fill-color="#ffd428" draw:textarea-horizontal-align="justify" draw:textarea-vertical-align="middle" draw:auto-grow-height="false" fo:min-height="1.356cm" fo:min-width="2.122cm"/>
      <style:paragraph-properties style:writing-mode="lr-tb"/>
    </style:style>
    <style:style style:name="gr8" style:family="graphic" style:parent-style-name="standard">
      <style:graphic-properties draw:fill-color="#ff8000" draw:textarea-horizontal-align="justify" draw:textarea-vertical-align="middle" draw:auto-grow-height="false" fo:min-height="1.356cm" fo:min-width="1.462cm"/>
      <style:paragraph-properties style:writing-mode="lr-tb"/>
    </style:style>
    <style:style style:name="gr9" style:family="graphic" style:parent-style-name="standard">
      <style:graphic-properties draw:fill-color="#168253" draw:textarea-horizontal-align="justify" draw:textarea-vertical-align="middle" draw:auto-grow-height="false" fo:min-height="1.356cm" fo:min-width="2.122cm"/>
      <style:paragraph-properties style:writing-mode="lr-tb"/>
    </style:style>
    <style:style style:name="gr10" style:family="graphic" style:parent-style-name="standard">
      <style:graphic-properties draw:fill-color="#5983b0" draw:textarea-horizontal-align="justify" draw:textarea-vertical-align="middle" draw:auto-grow-height="false" fo:min-height="1.356cm" fo:min-width="11.012cm"/>
      <style:paragraph-properties style:writing-mode="lr-tb"/>
    </style:style>
    <style:style style:name="gr11" style:family="graphic" style:parent-style-name="standard">
      <style:graphic-properties draw:fill-color="#3465a4" draw:textarea-horizontal-align="justify" draw:textarea-vertical-align="middle" draw:auto-grow-height="false" fo:min-height="1.356cm" fo:min-width="1.36cm"/>
      <style:paragraph-properties style:writing-mode="lr-tb"/>
    </style:style>
    <style:style style:name="gr12" style:family="graphic" style:parent-style-name="standard">
      <style:graphic-properties draw:fill-color="#ff8000" draw:textarea-horizontal-align="justify" draw:textarea-vertical-align="middle" draw:auto-grow-height="false" fo:min-height="1.356cm" fo:min-width="2.122cm"/>
      <style:paragraph-properties style:writing-mode="lr-tb"/>
    </style:style>
    <style:style style:name="gr13" style:family="graphic" style:parent-style-name="standard">
      <style:graphic-properties draw:fill-color="#729fcf" draw:textarea-horizontal-align="justify" draw:textarea-vertical-align="middle" draw:auto-grow-height="false" fo:min-height="1.356cm" fo:min-width="4.408cm"/>
      <style:paragraph-properties style:writing-mode="lr-tb"/>
    </style:style>
    <style:style style:name="gr14" style:family="graphic" style:parent-style-name="standard">
      <style:graphic-properties draw:fill-color="#dee6ef" draw:textarea-horizontal-align="justify" draw:textarea-vertical-align="middle" draw:auto-grow-height="false" fo:min-height="1.356cm" fo:min-width="5.17cm"/>
      <style:paragraph-properties style:writing-mode="lr-tb"/>
    </style:style>
    <style:style style:name="gr15" style:family="graphic" style:parent-style-name="standard">
      <style:graphic-properties draw:fill-color="#ff6d6d" draw:textarea-horizontal-align="justify" draw:textarea-vertical-align="middle" draw:auto-grow-height="false" fo:min-height="1.356cm" fo:min-width="24.728cm"/>
      <style:paragraph-properties style:writing-mode="lr-tb"/>
    </style:style>
    <style:style style:name="gr16" style:family="graphic" style:parent-style-name="standard">
      <style:graphic-properties draw:fill-color="#168253" draw:textarea-horizontal-align="justify" draw:textarea-vertical-align="middle" draw:auto-grow-height="false" fo:min-height="0.438cm" fo:min-width="0.442cm"/>
      <style:paragraph-properties style:writing-mode="lr-tb"/>
    </style:style>
    <style:style style:name="gr17" style:family="graphic" style:parent-style-name="standard">
      <style:graphic-properties draw:fill-color="#ff8000" draw:textarea-horizontal-align="justify" draw:textarea-vertical-align="middle" draw:auto-grow-height="false" fo:min-height="0.668cm" fo:min-width="0.418cm"/>
      <style:paragraph-properties style:writing-mode="lr-tb"/>
    </style:style>
    <style:style style:name="gr18" style:family="graphic" style:parent-style-name="standard">
      <style:graphic-properties draw:fill-color="#ffd428" draw:textarea-horizontal-align="justify" draw:textarea-vertical-align="middle" draw:auto-grow-height="false" fo:min-height="0.668cm" fo:min-width="0.41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0" style:family="graphic" style:parent-style-name="standard" style:list-style-name="L2">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graphic-properties fo:min-height="3.473cm"/>
      <style:paragraph-properties style:writing-mode="lr-tb"/>
    </style:style>
    <style:style style:name="P1" style:family="paragraph">
      <style:paragraph-properties style:writing-mode="lr-tb"/>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text-properties style:font-name="Frutiger Light Condensed"/>
    </style:style>
    <style:style style:name="P5" style:family="paragraph">
      <loext:graphic-properties draw:fill-color="#ffffff"/>
      <style:text-properties style:font-name="Frutiger Light Condensed"/>
    </style:style>
    <style:style style:name="P6" style:family="paragraph">
      <style:paragraph-properties fo:text-align="start"/>
    </style:style>
    <style:style style:name="P7" style:family="paragraph">
      <style:paragraph-properties fo:text-align="start" style:writing-mode="lr-tb"/>
      <style:text-properties style:font-name="Frutiger Light Condensed"/>
    </style:style>
    <style:style style:name="P8" style:family="paragraph">
      <loext:graphic-properties draw:fill="none" draw:fill-color="#ffffff"/>
      <style:paragraph-properties style:writing-mode="lr-tb"/>
      <style:text-properties style:font-name="Frutiger Light Condensed" fo:font-size="10pt" style:font-size-asian="10pt" style:font-size-complex="10pt"/>
    </style:style>
    <style:style style:name="P9" style:family="paragraph">
      <style:paragraph-properties fo:margin-top="0.5cm" fo:margin-bottom="0cm"/>
    </style:style>
    <style:style style:name="P10" style:family="paragraph">
      <loext:graphic-properties draw:fill-color="#ffffff"/>
      <style:paragraph-properties style:writing-mode="lr-tb"/>
      <style:text-properties fo:font-size="20pt"/>
    </style:style>
    <style:style style:name="P11" style:family="paragraph">
      <style:text-properties fo:font-size="18pt"/>
    </style:style>
    <style:style style:name="P12" style:family="paragraph">
      <loext:graphic-properties draw:fill="none" draw:fill-color="#ffffff"/>
      <style:paragraph-properties style:writing-mode="lr-tb"/>
      <style:text-properties style:font-name="Frutiger Light Condensed" fo:font-size="18pt"/>
    </style:style>
    <style:style style:name="P13" style:family="paragraph">
      <style:paragraph-properties fo:text-align="start"/>
      <style:text-properties style:font-name="Frutiger Light Condensed"/>
    </style:style>
    <style:style style:name="P14" style:family="paragraph">
      <style:text-properties fo:color="#c9211e" style:font-name="Frutiger Light Condensed"/>
    </style:style>
    <style:style style:name="P15" style:family="paragraph">
      <loext:graphic-properties draw:fill-color="#ffffff"/>
    </style:style>
    <style:style style:name="P16" style:family="paragraph">
      <style:paragraph-properties fo:margin-top="0.5cm" fo:margin-bottom="0cm" fo:text-align="start" style:writing-mode="lr-tb"/>
    </style:style>
    <style:style style:name="P17" style:family="paragraph">
      <style:paragraph-properties fo:text-align="start" style:writing-mode="lr-tb"/>
    </style:style>
    <style:style style:name="P18" style:family="paragraph">
      <style:paragraph-properties fo:text-align="start"/>
      <style:text-properties style:font-name="Frutiger Light Condensed" fo:font-size="28pt" style:font-size-asian="28pt" style:font-size-complex="28pt"/>
    </style:style>
    <style:style style:name="P19" style:family="paragraph">
      <style:paragraph-properties fo:text-align="center"/>
      <style:text-properties style:font-name="Frutiger Light Condensed" fo:font-size="10pt" style:font-size-asian="10pt" style:font-size-complex="10pt"/>
    </style:style>
    <style:style style:name="P20" style:family="paragraph">
      <loext:graphic-properties draw:fill-color="#168253"/>
      <style:paragraph-properties fo:text-align="center"/>
      <style:text-properties style:font-name="Frutiger Light Condensed" fo:font-size="10pt" style:font-size-asian="10pt" style:font-size-complex="10pt"/>
    </style:style>
    <style:style style:name="P21" style:family="paragraph">
      <style:paragraph-properties fo:text-align="center"/>
      <style:text-properties style:font-name="Frutiger Light Condensed" fo:font-size="10pt"/>
    </style:style>
    <style:style style:name="P22" style:family="paragraph">
      <loext:graphic-properties draw:fill-color="#168253"/>
      <style:paragraph-properties fo:text-align="center"/>
      <style:text-properties style:font-name="Frutiger Light Condensed" fo:font-size="10pt"/>
    </style:style>
    <style:style style:name="P23" style:family="paragraph">
      <loext:graphic-properties draw:fill-color="#ff8000"/>
      <style:paragraph-properties fo:text-align="center"/>
      <style:text-properties style:font-name="Frutiger Light Condensed" fo:font-size="10pt"/>
    </style:style>
    <style:style style:name="P24" style:family="paragraph">
      <loext:graphic-properties draw:fill-color="#ffd428"/>
      <style:paragraph-properties fo:text-align="center"/>
      <style:text-properties style:font-name="Frutiger Light Condensed" fo:font-size="10pt"/>
    </style:style>
    <style:style style:name="P25" style:family="paragraph">
      <loext:graphic-properties draw:fill-color="#5983b0"/>
      <style:paragraph-properties fo:text-align="center"/>
      <style:text-properties style:font-name="Frutiger Light Condensed" fo:font-size="10pt" style:font-size-asian="10pt" style:font-size-complex="10pt"/>
    </style:style>
    <style:style style:name="P26" style:family="paragraph">
      <loext:graphic-properties draw:fill-color="#3465a4"/>
      <style:paragraph-properties fo:text-align="center"/>
      <style:text-properties style:font-name="Frutiger Light Condensed" fo:font-size="10pt" style:font-size-asian="10pt" style:font-size-complex="10pt"/>
    </style:style>
    <style:style style:name="P27" style:family="paragraph">
      <loext:graphic-properties draw:fill-color="#729fcf"/>
      <style:paragraph-properties fo:text-align="center"/>
      <style:text-properties style:font-name="Frutiger Light Condensed" fo:font-size="10pt" style:font-size-asian="10pt" style:font-size-complex="10pt"/>
    </style:style>
    <style:style style:name="P28" style:family="paragraph">
      <loext:graphic-properties draw:fill-color="#dee6ef"/>
      <style:paragraph-properties fo:text-align="center"/>
      <style:text-properties style:font-name="Frutiger Light Condensed" fo:font-size="10pt" style:font-size-asian="10pt" style:font-size-complex="10pt"/>
    </style:style>
    <style:style style:name="P29" style:family="paragraph">
      <loext:graphic-properties draw:fill-color="#ff6d6d"/>
      <style:paragraph-properties fo:text-align="center"/>
      <style:text-properties style:font-name="Frutiger Light Condensed" fo:font-size="10pt" style:font-size-asian="10pt" style:font-size-complex="10pt"/>
    </style:style>
    <style:style style:name="P30" style:family="paragraph">
      <style:text-properties style:font-name="Frutiger Light Condensed" fo:font-size="10pt" style:font-size-asian="10pt" style:font-size-complex="10pt"/>
    </style:style>
    <style:style style:name="P31" style:family="paragraph">
      <loext:graphic-properties draw:fill="none" draw:fill-color="#ffffff"/>
      <style:text-properties style:font-name="Frutiger Light Condensed" fo:font-size="10pt" style:font-size-asian="10pt" style:font-size-complex="10pt"/>
    </style:style>
    <style:style style:name="P32" style:family="paragraph">
      <loext:graphic-properties draw:fill-color="#ffffff"/>
      <style:text-properties fo:font-size="20pt"/>
    </style:style>
    <style:style style:name="P33" style:family="paragraph">
      <style:paragraph-properties fo:margin-top="0.5cm" fo:margin-bottom="0cm"/>
      <style:text-properties style:font-name="Frutiger Light Condensed"/>
    </style:style>
    <style:style style:name="P34" style:family="paragraph">
      <style:paragraph-properties fo:margin-left="0cm" fo:margin-right="0cm" fo:margin-top="0.5cm" fo:margin-bottom="0cm" fo:line-height="100%" fo:text-indent="0cm"/>
      <style:text-properties style:font-name="Frutiger Light Condensed" fo:font-size="10pt" style:font-size-asian="10pt" style:font-size-complex="10pt"/>
    </style:style>
    <style:style style:name="P35" style:family="paragraph">
      <loext:graphic-properties draw:fill="none" draw:fill-color="#ffffff"/>
      <style:paragraph-properties fo:margin-left="0cm" fo:margin-right="0cm" fo:margin-top="0.5cm" fo:margin-bottom="0cm" fo:line-height="100%" fo:text-indent="0cm"/>
      <style:text-properties style:font-name="Frutiger Light Condensed" fo:font-size="10pt" style:font-size-asian="10pt" style:font-size-complex="10pt"/>
    </style:style>
    <style:style style:name="P36" style:family="paragraph">
      <style:paragraph-properties fo:margin-top="0.4cm" fo:margin-bottom="0cm"/>
      <style:text-properties style:font-name="Frutiger Light Condensed"/>
    </style:style>
    <style:style style:name="P37" style:family="paragraph">
      <style:paragraph-properties fo:margin-top="0.5cm" fo:margin-bottom="0cm" style:writing-mode="lr-tb"/>
      <style:text-properties style:font-name="Frutiger Light Condensed"/>
    </style:style>
    <style:style style:name="P38" style:family="paragraph">
      <style:paragraph-properties style:writing-mode="lr-tb"/>
      <style:text-properties fo:color="#c9211e" style:font-name="Frutiger Light Condensed"/>
    </style:style>
    <style:style style:name="P39" style:family="paragraph">
      <style:paragraph-properties style:writing-mode="lr-tb"/>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style:style style:name="T5" style:family="text">
      <style:text-properties fo:color="#c9211e"/>
    </style:style>
    <style:style style:name="T6" style:family="text">
      <style:text-properties fo:font-weight="normal" style:font-weight-asian="normal" style:font-weight-complex="normal"/>
    </style:style>
    <style:style style:name="T7" style:family="text">
      <style:text-properties fo:font-size="28pt" style:font-size-asian="28pt" style:font-size-complex="28pt"/>
    </style:style>
    <style:style style:name="T8" style:family="text">
      <style:text-properties style:font-size-asian="10pt" style:font-size-complex="10pt"/>
    </style:style>
    <style:style style:name="T9" style:family="text">
      <style:text-properties fo:font-weight="bold" style:font-weight-asian="bold" style:font-weight-complex="bold"/>
    </style:style>
    <style:style style:name="T10" style:family="text">
      <style:text-properties style:font-name="Frutiger Light Condensed"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style:font-name="Frutiger Light Condensed" fo:font-size="10pt" fo:font-weight="bold" style:font-size-asian="10pt" style:font-weight-asian="bold" style:font-size-complex="10pt" style:font-weight-complex="bold"/>
    </style:style>
    <style:style style:name="T14" style:family="text">
      <style:text-properties style:font-name="Frutiger Light Condensed" fo:font-size="10pt" fo:font-weight="normal" style:font-size-asian="10pt" style:font-weight-asian="normal" style:font-size-complex="10pt" style:font-weight-complex="normal"/>
    </style:style>
    <style:style style:name="T15" style:family="text">
      <style:text-properties fo:font-variant="normal" fo:text-transform="none" style:use-window-font-color="tru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size="10pt" style:font-size-asian="10pt" style:font-size-complex="10pt"/>
    </style:style>
    <style:style style:name="T17" style:family="text">
      <style:text-properties fo:color="#000000"/>
    </style:style>
    <style:style style:name="T18" style:family="text">
      <style:text-properties fo:color="#c9211e" fo:font-weight="normal" style:font-weight-asian="normal" style:font-weight-complex="normal"/>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c9211e" fo:font-weight="bold" style:font-weight-asian="bold" style:font-weight-complex="bold"/>
    </style:style>
    <style:style style:name="T22" style:family="text">
      <style:text-properties style:text-line-through-style="none" style:text-line-through-type="none" fo:font-size="10pt" style:font-size-asian="10pt" style:font-size-complex="10pt"/>
    </style:style>
    <style:style style:name="T23" style:family="text">
      <style:text-properties fo:font-variant="normal" fo:text-transform="none" style:use-window-font-color="true" style:text-outline="false" style:text-line-through-style="none" style:text-line-through-type="none"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Rasterization-based rendering</text:span></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draw:frame presentation:style-name="pr4" draw:text-style-name="P5" draw:layer="layout" svg:width="25.199cm" svg:height="12.19cm" svg:x="1.4cm" svg:y="0.628cm" presentation:class="subtitle" presentation:user-transformed="true">
          <draw:text-box>
            <text:p text:style-name="P4">General about rasterization-based rendering</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6"><text:span text:style-name="T1">Rasterizaton-based render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is quite old method extensively used and researched still today (and will stay with us for some time as we will see).</text:span></text:p>
              </text:list-item>
              <text:list-item>
                <text:p><text:span text:style-name="T1">Techniques used to produce an image with this method were developed 1960-1980*</text:span></text:p>
              </text:list-item>
              <text:list-item>
                <text:p><text:span text:style-name="T1">Rasterization is method used by GPUs to produce images. Rasterization-based techniques for image generation are so fundamental that they are deeply integrated within the GPU hardware architecture</text:span></text:p>
              </text:list-item>
              <text:list-item>
                <text:p><text:span text:style-name="T1">GPUs changed a lot from their beginnings but fundamental methods they implement for generating images haven’t changed much. GPUs changed in efficiency and flexibility with some extensions. <text:s/>The pipeline and methods for generating images fundamentally stayed the same.</text:span></text:p>
              </text:list-item>
            </text:list>
          </draw:text-box>
        </draw:frame>
        <draw:frame draw:style-name="gr2" draw:text-style-name="P8" draw:layer="layout" svg:width="25.908cm" svg:height="0.687cm" svg:x="0.762cm" svg:y="14.224cm">
          <draw:text-box>
            <text:p><text:span text:style-name="T2">* https://www.scratchapixel.com/lessons/3d-basic-rendering/rasterization-practical-implementation</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6" draw:text-style-name="P7" draw:layer="layout" svg:width="25.199cm" svg:height="3.863cm" svg:x="1.4cm" svg:y="0.011cm" presentation:class="title" presentation:user-transformed="true">
          <draw:text-box>
            <text:p text:style-name="P6"><text:span text:style-name="T1">Rasterization: another solution to visibility problem</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we introduced rendering, we divided it in two main tasks: visibility and shading.</text:span></text:p>
              </text:list-item>
              <text:list-item>
                <text:p><text:span text:style-name="T1">In raytracing-based rendering, we have seen that visibility can be divided into camera rays visibility (which objects are visible from camera) and secondary rays visibility (which surfaces are visible to each other during light transport in shading phase).</text:span></text:p>
              </text:list-item>
              <text:list-item>
                <text:p><text:span text:style-name="T1">Rasterization is another method for computing visibility. This method is extremely efficient for finding objects that are visible from camera and not very good when it comes to visibility needed for light transport.</text:span></text:p>
                <text:list>
                  <text:list-item>
                    <text:p><text:span text:style-name="T1">Rasterization and ray-tracing should produce the same images until the point the shading is applied</text:span></text:p>
                  </text:list-item>
                </text:list>
              </text:list-item>
              <text:list-item>
                <text:p text:style-name="P9"><text:span text:style-name="T3">Calculation of visibiliy using rasterizer as it was in </text:span><text:span text:style-name="T1">raytracing-based rendering, relies on geometrical technique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6"><text:span text:style-name="T1">Concepts of rasterization 1</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minder: ray-tracing-based rendering starts from image plane, generates rays which are traced into scene and tested for intersections. This method is call </text:span><text:span text:style-name="T4">image centric</text:span><text:span text:style-name="T1"> and has two loops:</text:span></text:p>
                <text:list>
                  <text:list-item>
                    <text:p><text:span text:style-name="T1">Outer loop that iterates over all pixels (and generates ray)</text:span></text:p>
                  </text:list-item>
                  <text:list-item>
                    <text:p><text:span text:style-name="T1">Inner loop that iterates over all objects in 3D scene (and tests for intersection)</text:span></text:p>
                  </text:list-item>
                </text:list>
              </text:list-item>
              <text:list-item>
                <text:p><text:span text:style-name="T1">Now it is very important to do a quick recap on object shape representation. We discussed that ray-tracing based rendering can work with any shape representation as long as intersection of ray and the shape in question is defined. We also concluded (as it is done by almost all professional software) that user should be provided with shape representations which are easy to work with while renderer should be provided with the shape information which is tractable for rendering process.</text:span></text:p>
                <text:list>
                  <text:list-item>
                    <text:p><text:span text:style-name="T1">Therefore, the shape representation which is almost always used for rendering purposes is triangulated mesh. Thus our rendering primitive is triangle and we will assume we always have triangulated mesh when we discuss rasterization-based rendering.</text:span></text:p>
                  </text:list-item>
                </text:list>
              </text:list-item>
              <text:list-item>
                <text:p><text:span text:style-name="T1">Rasterization-based rendering takes the opposite approach. It starts from objects (which are triangulated mesh) in 3D scene, projects triangles onto image plane and then computes which pixels of image plane are covered by the projected triangles.</text:span></text:p>
              </text:list-item>
              <text:list-item>
                <text:p><text:span text:style-name="T1"/></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6"><text:span text:style-name="T1">Application of rasteriz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 is commonly employed in graphics rendering pipeline which is the term used in real-time rendering.</text:span></text:p>
              </text:list-item>
              <text:list-item>
                <text:p><text:span text:style-name="T1">Rasterization is only one part of graphics rendering pipeline (used for visibility calculation)</text:span></text:p>
              </text:list-item>
            </text:list>
          </draw:text-box>
        </draw:frame>
        <presentation:notes draw:style-name="dp1">
          <draw:page-thumbnail draw:style-name="gr1" draw:layer="layout" svg:width="19.798cm" svg:height="11.136cm" svg:x="0.6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6" draw:text-style-name="P7" draw:layer="layout" svg:width="25.199cm" svg:height="3.863cm" svg:x="1.4cm" svg:y="0.011cm" presentation:class="title" presentation:user-transformed="true">
          <draw:text-box>
            <text:p text:style-name="P6"><text:span text:style-name="T1">Practical note: using rasterization-based render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s discussed, rasterization-based rendering technique is deeply integrated in GPU hardware. Opposed to raytracing-based rendering which can be often found purely implemented on CPU.</text:span></text:p>
              </text:list-item>
              <text:list-item>
                <text:p><text:span text:style-name="T1">Rasterization-based rendering can also be completely implemented on CPU. For learning purposes this is useful to understand all the aspects of it. There are some special use-cases which also benefit from CPU implementation of rasterization based-rendering*.</text:span></text:p>
              </text:list-item>
              <text:list-item>
                <text:p><text:span text:style-name="T1">Almost all professional software which uses rasterization-based rendering is using GPU hardware implementation which can be further programmed using graphical APIs such as OpenGL, Vulkan, DirectX, Metal, etc.</text:span></text:p>
              </text:list-item>
            </text:list>
          </draw:text-box>
        </draw:frame>
        <draw:frame draw:style-name="gr3" draw:text-style-name="P12" draw:layer="layout" svg:width="27.178cm" svg:height="1.123cm" svg:x="0.508cm" svg:y="13.97cm">
          <draw:text-box>
            <text:p text:style-name="P11"><text:span text:style-name="T2">* Cases when objects that are rendered are smaller than pixel. Those are advanced topics and are related to point rendering (https://www.cg.tuwien.ac.at/research/publications/2022/SCHUETZ-2022-PCC/) or micropolygon rendering (</text:span><text:span text:style-name="T2"><text:a xlink:href="https://docs.unrealengine.com/5.0/en-US/nanite-virtualized-geometry-in-unreal-engine/" xlink:type="simple">https://docs.unrealengine.com/5.0/en-US/nanite-virtualized-geometry-in-unreal-engine/</text:a></text:span><text:span text:style-name="T2"> or https://graphics.pixar.com/library/Reyes/)</text:span></text:p>
          </draw:text-box>
        </draw:frame>
        <presentation:notes draw:style-name="dp1">
          <draw:page-thumbnail draw:style-name="gr1" draw:layer="layout" svg:width="19.798cm" svg:height="11.136cm" svg:x="0.6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1" draw:text-style-name="P4" draw:layer="layout" svg:width="25.199cm" svg:height="3.863cm" svg:x="1.4cm" svg:y="0.011cm" presentation:class="title" presentation:user-transformed="true">
          <draw:text-box>
            <text:p text:style-name="P13">Note: evolution of graphics API and hardware</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text:span text:style-name="T5">RTR fig 3.5</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2">
        <draw:frame presentation:style-name="pr4" draw:text-style-name="P5" draw:layer="layout" svg:width="25.199cm" svg:height="12.19cm" svg:x="1.4cm" svg:y="0.628cm" presentation:class="subtitle" presentation:user-transformed="true">
          <draw:text-box>
            <text:p text:style-name="P4">Graphics rendering pipeline overview</text:p>
          </draw:text-box>
        </draw:frame>
        <presentation:notes draw:style-name="dp2">
          <draw:page-thumbnail draw:style-name="gr1" draw:layer="layout" svg:width="19.798cm" svg:height="11.136cm" svg:x="0.6cm" svg:y="2.257cm" draw:page-number="9" presentation:class="page"/>
          <draw:frame presentation:style-name="pr3"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6"><text:span text:style-name="T1">Graphics rendering pipeline: a intro not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or discussions on graphics rendering pipeline, we assume that all objects in 3D scene, that is, their shape is triangulated mesh.</text:span></text:p>
              </text:list-item>
              <text:list-item>
                <text:p text:style-name="P9"><text:span text:style-name="T3">When describing graphics </text:span><text:span text:style-name="T1">rendering pipeline, we will then focus on one triangle or one vertex – but keep in mind that this is also done for all triangles for all objects/models in 3D scene</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6"><text:span text:style-name="T1">Graphics rendering pipeline</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16"><text:span text:style-name="T3">Main function of g</text:span><text:span text:style-name="T1">raphics rendering pipeline (shortly pipeline) is to render a 2D image from 3D scene (objects, lights, cameras)</text:span></text:p>
              </text:list-item>
              <text:list-item>
                <text:p text:style-name="P16"><text:span text:style-name="T1">By now we have divieded rendering in two main stages:</text:span></text:p>
                <text:list>
                  <text:list-item>
                    <text:p text:style-name="P17"><text:span text:style-name="T1">Visibility calculation (which objects are visible from camera)</text:span></text:p>
                  </text:list-item>
                  <text:list-item>
                    <text:p text:style-name="P17"><text:span text:style-name="T1">Shading calculation (light-matter calculation and light transport)</text:span></text:p>
                  </text:list-item>
                </text:list>
              </text:list-item>
              <text:list-item>
                <text:p text:style-name="P17"><text:span text:style-name="T1">Graphics rendering pipeline is performing exactly those but decomposed in smaller steps or stages.</text:span></text:p>
                <text:list>
                  <text:list-item>
                    <text:p text:style-name="P17"><text:span text:style-name="T1">Input of any given stage depends on the output of previous stage</text:span></text:p>
                  </text:list-item>
                  <text:list-item>
                    <text:p text:style-name="P17"><text:span text:style-name="T1">Sequence of stages forms rendering pipeline</text:span></text:p>
                  </text:list-item>
                  <text:list-item>
                    <text:p text:style-name="P17"><text:span text:style-name="T1">Pipeline stages, although working in parallel, are stalled until slowest stage is finished. </text:span></text:p>
                  </text:list-item>
                  <text:list-item>
                    <text:p text:style-name="P17"><text:span text:style-name="T1">Slowest stage is said to be </text:span><text:span text:style-name="T4">bottleneck</text:span><text:span text:style-name="T1">. Stages which are waiting are called </text:span><text:span text:style-name="T4">starved</text:span><text:span text:style-name="T1">.</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7"><text:span text:style-name="T1">Graphics rendering pipeline: stages</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4">Graphics rendering pipeline can be coarsely divided in four stages:</text:p>
                <text:list>
                  <text:list-item>
                    <text:p text:style-name="P4">Application</text:p>
                  </text:list-item>
                  <text:list-item>
                    <text:p text:style-name="P4">Geometry processing</text:p>
                  </text:list-item>
                  <text:list-item>
                    <text:p text:style-name="P4">Rasterization</text:p>
                  </text:list-item>
                  <text:list-item>
                    <text:p text:style-name="P4">Pixel processing</text:p>
                  </text:list-item>
                </text:list>
              </text:list-item>
              <text:list-item>
                <text:p text:style-name="P4">Each of the stages is usually pipeline itself: each consists of several substages.</text:p>
              </text:list-item>
              <text:list-item>
                <text:p text:style-name="P4"><text:span text:style-name="T6">Certain stages are fixed, some are configurable to certain extent and some are fully programmable. Trend is towards programmability and flexibility. </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1" draw:text-style-name="P18" draw:layer="layout" svg:width="25.199cm" svg:height="2.629cm" svg:x="1.4cm" svg:y="0.628cm" presentation:class="title" presentation:user-transformed="true">
          <draw:text-box>
            <text:p text:style-name="P18"><text:span text:style-name="T7">Graphics rendering pipeline overview</text:span></text:p>
          </draw:text-box>
        </draw:frame>
        <draw:custom-shape draw:style-name="gr4" draw:text-style-name="P20" draw:layer="layout" svg:width="2.032cm" svg:height="1.778cm" svg:x="3.808cm" svg:y="8.466cm">
          <text:p text:style-name="P19"><text:span text:style-name="T8">Vertex </text:span></text:p>
          <text:p text:style-name="P19"><text:span text:style-name="T8">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2" draw:layer="layout" svg:width="2.032cm" svg:height="1.778cm" svg:x="6.094cm" svg:y="8.466cm">
          <text:p text:style-name="P21">Tessell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2" draw:layer="layout" svg:width="1.778cm" svg:height="1.778cm" svg:x="8.38cm" svg:y="8.466cm">
          <text:p text:style-name="P21">Geometry </text:p>
          <text:p text:style-name="P21">sh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3" draw:layer="layout" svg:width="1.778cm" svg:height="1.778cm" svg:x="10.466cm" svg:y="8.466cm">
          <text:p text:style-name="P21">Clipp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4" draw:layer="layout" svg:width="2.794cm" svg:height="1.778cm" svg:x="12.598cm" svg:y="8.466cm">
          <text:p text:style-name="P21">Screen mapp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3" draw:layer="layout" svg:width="2.134cm" svg:height="1.778cm" svg:x="15.546cm" svg:y="8.466cm">
          <text:p text:style-name="P21">Triangle set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2" draw:layer="layout" svg:width="2.794cm" svg:height="1.778cm" svg:x="20.994cm" svg:y="8.466cm">
          <text:p text:style-name="P21">Pixel sh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0" draw:layer="layout" svg:width="2.032cm" svg:height="1.778cm" svg:x="1.554cm" svg:y="8.466cm">
          <text:p text:style-name="P19"><text:span text:style-name="T8">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5" draw:layer="layout" svg:width="11.684cm" svg:height="1.778cm" svg:x="3.71cm" svg:y="6.434cm">
          <text:p text:style-name="P19"><text:span text:style-name="T8">Geometry </text:span><text:span text:style-name="T8">processin</text:span><text:span text:style-name="T8">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6" draw:layer="layout" svg:width="2.032cm" svg:height="1.778cm" svg:x="1.424cm" svg:y="6.434cm">
          <text:p text:style-name="P19"><text:span text:style-name="T8">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3" draw:layer="layout" svg:width="2.794cm" svg:height="1.778cm" svg:x="17.947cm" svg:y="8.467cm">
          <text:p text:style-name="P21">Triangle</text:p>
          <text:p text:style-name="P21"><text:s/>travers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7" draw:layer="layout" svg:width="5.08cm" svg:height="1.778cm" svg:x="15.648cm" svg:y="6.434cm">
          <text:p text:style-name="P19"><text:span text:style-name="T8">Raster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8" draw:layer="layout" svg:width="5.842cm" svg:height="1.778cm" svg:x="20.982cm" svg:y="6.434cm">
          <text:p text:style-name="P19"><text:span text:style-name="T8">Pixel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9" draw:layer="layout" svg:width="25.4cm" svg:height="1.778cm" svg:x="1.424cm" svg:y="4.357cm">
          <text:p text:style-name="P19"><text:span text:style-name="T8">Graphics rendering pip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0" draw:layer="layout" svg:width="1.016cm" svg:height="0.762cm" svg:x="1.524cm" svg:y="11.53cm">
          <text:p text:style-name="P19"><text:span text:style-name="T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3" draw:layer="layout" svg:width="1.016cm" svg:height="1.016cm" svg:x="1.524cm" svg:y="12.546cm">
          <text:p text:style-name="P2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4" draw:layer="layout" svg:width="2.794cm" svg:height="1.778cm" svg:x="23.976cm" svg:y="8.444cm">
          <text:p text:style-name="P21">Merg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4" draw:layer="layout" svg:width="1.016cm" svg:height="1.016cm" svg:x="1.524cm" svg:y="13.816cm">
          <text:p text:style-name="P2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1" draw:layer="layout" svg:width="2.348cm" svg:height="0.687cm" svg:x="2.54cm" svg:y="11.605cm">
          <draw:text-box>
            <text:p text:style-name="P30"><text:span text:style-name="T2">Programmable</text:span></text:p>
          </draw:text-box>
        </draw:frame>
        <draw:frame draw:style-name="gr19" draw:text-style-name="P31" draw:layer="layout" svg:width="2.123cm" svg:height="0.687cm" svg:x="2.478cm" svg:y="12.775cm">
          <draw:text-box>
            <text:p text:style-name="P30"><text:span text:style-name="T2">Configurable</text:span></text:p>
          </draw:text-box>
        </draw:frame>
        <draw:frame draw:style-name="gr19" draw:text-style-name="P31" draw:layer="layout" svg:width="1.162cm" svg:height="0.687cm" svg:x="2.449cm" svg:y="13.97cm">
          <draw:text-box>
            <text:p text:style-name="P30"><text:span text:style-name="T2">Fixed</text:span></text:p>
          </draw:text-box>
        </draw:frame>
        <draw:frame draw:style-name="gr19" draw:text-style-name="P31" draw:layer="layout" svg:width="1.776cm" svg:height="0.687cm" svg:x="6.098cm" svg:y="10.235cm">
          <draw:text-box>
            <text:p><text:span text:style-name="T2">(Optional)</text:span></text:p>
          </draw:text-box>
        </draw:frame>
        <draw:frame draw:style-name="gr19" draw:text-style-name="P31" draw:layer="layout" svg:width="1.776cm" svg:height="0.687cm" svg:x="8.384cm" svg:y="10.235cm">
          <draw:text-box>
            <text:p><text:span text:style-name="T2">(Optional)</text:span></text:p>
          </draw:text-box>
        </draw:frame>
        <presentation:notes draw:style-name="dp1">
          <draw:page-thumbnail draw:style-name="gr1" draw:layer="layout" svg:width="19.798cm" svg:height="11.136cm" svg:x="0.6cm" svg:y="2.257cm" draw:page-number="13" presentation:class="page"/>
          <draw:frame presentation:style-name="pr3" draw:text-style-name="P3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1" draw:text-style-name="P13" draw:layer="layout" svg:width="25.199cm" svg:height="2.629cm" svg:x="1.4cm" svg:y="0.628cm" presentation:class="title" presentation:user-transformed="true">
          <draw:text-box>
            <text:p text:style-name="P13">A note on hardware</text:p>
          </draw:text-box>
        </draw:frame>
        <draw:frame presentation:style-name="pr7" draw:text-style-name="P33" draw:layer="layout" svg:width="25.199cm" svg:height="9.134cm" svg:x="1.4cm" svg:y="3.685cm" presentation:class="outline" presentation:user-transformed="true">
          <draw:text-box>
            <text:list text:style-name="L2">
              <text:list-item>
                <text:p text:style-name="P33">Note that there is difference between <text:span text:style-name="T9">functional stages –</text:span><text:span text:style-name="T6"> task to be performed but not how and </text:span><text:span text:style-name="T9">implemented stages –</text:span><text:span text:style-name="T6"> how are functional stages implemented in hardware and exposed to the user as API.</text:span></text:p>
              </text:list-item>
              <text:list-item>
                <text:p text:style-name="P33"><text:span text:style-name="T6">We will describe </text:span><text:span text:style-name="T9">logical model of GPU</text:span><text:span text:style-name="T6"> – the one that is exposed to you as a programmer by API. Physical model is up to the hardware vendor.</text:span></text:p>
              </text:list-item>
              <text:list-item>
                <text:p text:style-name="P33"><text:span text:style-name="T3">CPU implements application stage. GPU</text:span><text:span text:style-name="T10">*</text:span><text:span text:style-name="T10"> implements conceptual geometry processing, rasterization and pixel processing stage.</text:span></text:p>
                <text:list>
                  <text:list-item>
                    <text:p text:style-name="P4"><text:span text:style-name="T6">CPUs are optimized for various data structures and large code bases, they can have multiple cores but in mostly serial fashion (SIMD processing is exception)</text:span></text:p>
                  </text:list-item>
                  <text:list-item>
                    <text:p text:style-name="P4"><text:span text:style-name="T6">GPUs are dedicated to large set of processors called </text:span><text:span text:style-name="T9">shader cores –</text:span><text:span text:style-name="T6"> small processors that do independent and isolated task (no information sharing and shared writable memory) in a massively parallel fashion**.</text:span></text:p>
                  </text:list-item>
                </text:list>
              </text:list-item>
            </text:list>
          </draw:text-box>
        </draw:frame>
        <draw:frame draw:style-name="gr20" draw:text-style-name="P35" draw:layer="layout" svg:width="26.924cm" svg:height="2.059cm" svg:x="0.508cm" svg:y="13.971cm">
          <draw:text-box>
            <text:p text:style-name="P34"><text:span text:style-name="T11">* </text:span><text:span text:style-name="T12">GPU – graphics processing unit, term coined by NVIDIA to differentiate GeForce 256 from previous rasterization chips. From then on, this term is still used.</text:span></text:p>
            <text:p text:style-name="P34"><text:span text:style-name="T12">** Memory access and transfer is huge topic and efficient handling of data transfer from CPU memory to GPU memory is important for efficient rendering. The term latency describes how much processor must wait for data access.</text:span></text:p>
          </draw:text-box>
        </draw:frame>
        <presentation:notes draw:style-name="dp2">
          <draw:page-thumbnail draw:style-name="gr1" draw:layer="layout" svg:width="19.798cm" svg:height="11.136cm" svg:x="0.6cm" svg:y="2.257cm" draw:page-number="14" presentation:class="page"/>
          <draw:frame presentation:style-name="pr3"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6"><text:span text:style-name="T1">1. Application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riven by application (e.g., modeling tool) and typically implemented on CPU (optionally on multiple threads).</text:span></text:p>
              </text:list-item>
              <text:list-item>
                <text:p><text:span text:style-name="T1">Developer has full control over what happens in this stage and how it is implemented (thus executed on CPU*)</text:span></text:p>
                <text:list>
                  <text:list-item>
                    <text:p><text:span text:style-name="T1">Efficiency of this stage is propagated to further stages: e.g., sending less geometry on GPU</text:span></text:p>
                  </text:list-item>
                </text:list>
              </text:list-item>
              <text:list-item>
                <text:p><text:span text:style-name="T3">Application stage includes tasks such as:</text:span></text:p>
                <text:list>
                  <text:list-item>
                    <text:p><text:span text:style-name="T3">Taking care of user input from keyboard, mouse, etc. for interaction </text:span></text:p>
                  </text:list-item>
                  <text:list-item>
                    <text:p><text:span text:style-name="T3">Animation</text:span></text:p>
                  </text:list-item>
                  <text:list-item>
                    <text:p><text:span text:style-name="T1">physics simulation</text:span></text:p>
                  </text:list-item>
                  <text:list-item>
                    <text:p><text:span text:style-name="T1">collision detection – detection of collision between two objects and generating response</text:span></text:p>
                  </text:list-item>
                  <text:list-item>
                    <text:p><text:span text:style-name="T1">3D scene acceleration structures (e.g., culling algorithms) </text:span></text:p>
                  </text:list-item>
                  <text:list-item>
                    <text:p><text:span text:style-name="T1">others depending on application which subsequent stages of pipeline can not handle.</text:span></text:p>
                  </text:list-item>
                </text:list>
              </text:list-item>
              <text:list-item>
                <text:p text:style-name="P9"><text:span text:style-name="T1">Geometry to be rendered is sent to geometry processing stage – these are called rendering primitives (e.g., points, lines and triangles) which might end up on display device</text:span></text:p>
              </text:list-item>
            </text:list>
          </draw:text-box>
        </draw:frame>
        <draw:frame draw:style-name="gr3" draw:text-style-name="P8" draw:layer="layout" svg:width="26.416cm" svg:height="1.123cm" svg:x="0.762cm" svg:y="13.97cm">
          <draw:text-box>
            <text:p><text:span text:style-name="T2">*Some application work can be send to GPU for processing but not as next stage. This kind of mode is called </text:span><text:span text:style-name="T13">compute shader –</text:span><text:span text:style-name="T14"> treats GPU as highly parallel general processor and not as rendering function.</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2. Geometry processing stage</text:p>
          </draw:text-box>
        </draw:frame>
        <draw:frame presentation:style-name="pr5" draw:text-style-name="P1" draw:layer="layout" svg:width="25.199cm" svg:height="9.134cm" svg:x="1.4cm" svg:y="3.685cm" presentation:class="outline" presentation:user-transformed="true">
          <draw:text-box>
            <text:list text:style-name="L2">
              <text:list-item>
                <text:p text:style-name="P4">Responsible for most of the per-triangle and per-vertex – geometry - operations</text:p>
                <text:list>
                  <text:list-item>
                    <text:p text:style-name="P4">Deals with transformations, projections and all other geometry handling</text:p>
                  </text:list-item>
                </text:list>
              </text:list-item>
              <text:list-item>
                <text:p text:style-name="P4">This stage computes what is drawn, how and where</text:p>
              </text:list-item>
              <text:list-item>
                <text:p text:style-name="P4">It is further divided into following functional stages:</text:p>
                <text:list>
                  <text:list-item>
                    <text:p text:style-name="P4">2.1. Vertex shading (vertex shader)</text:p>
                    <text:list>
                      <text:list-item>
                        <text:p text:style-name="P4"><text:s/>Projection</text:p>
                      </text:list-item>
                    </text:list>
                  </text:list-item>
                  <text:list-item>
                    <text:p text:style-name="P36"><text:span text:style-name="T15">2.2. Tessellation </text:span>shader</text:p>
                  </text:list-item>
                  <text:list-item>
                    <text:p text:style-name="P4">2.3. Geometry shader</text:p>
                  </text:list-item>
                  <text:list-item>
                    <text:p text:style-name="P4">2.4. Clipping</text:p>
                  </text:list-item>
                  <text:list-item>
                    <text:p text:style-name="P4">2.5. Screen mapping</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2.1. Vertex shader*</text:p>
          </draw:text-box>
        </draw:frame>
        <draw:frame presentation:style-name="pr5" draw:text-style-name="P1" draw:layer="layout" svg:width="25.199cm" svg:height="9.134cm" svg:x="1.4cm" svg:y="3.685cm" presentation:class="outline" presentation:user-transformed="true">
          <draw:text-box>
            <text:list text:style-name="L2">
              <text:list-item>
                <text:p text:style-name="P4">First stage of functional pipeline after application stage and directly under programmer’s control.</text:p>
              </text:list-item>
              <text:list-item>
                <text:p text:style-name="P4">Before this stage, data manipulation from application stage is done by <text:span text:style-name="T9">input assembler</text:span></text:p>
                <text:list>
                  <text:list-item>
                    <text:p text:style-name="P4"><text:span text:style-name="T6">For example, an object can be represented by array of positions and array of colors. Input assembler would create object’s primitives (e.g., triangle) by creating vertices with positions and colors.</text:span></text:p>
                  </text:list-item>
                </text:list>
              </text:list-item>
              <text:list-item>
                <text:p text:style-name="P4"><text:span text:style-name="T6">Vertex shader is the first stage to process a triangle mesh. It provides a way to modify, create or ignore values associated with each triangle’s vertex (e.g., color, normal, texture coordinates and position).</text:span></text:p>
                <text:list>
                  <text:list-item>
                    <text:p text:style-name="P4"><text:span text:style-name="T6">Note that normals do not have to be triangle normals rather normals of smooth shape which triangle mesh represents.</text:span></text:p>
                  </text:list-item>
                  <text:list-item>
                    <text:p text:style-name="P4"><text:span text:style-name="T6">Note that vertex shader can not create new vertices or destroy existing ones</text:span></text:p>
                  </text:list-item>
                </text:list>
              </text:list-item>
              <text:list-item>
                <text:p text:style-name="P4">Two main tasks:</text:p>
                <text:list>
                  <text:list-item>
                    <text:p text:style-name="P4">Compute position of vertex given input from application stage.</text:p>
                  </text:list-item>
                  <text:list-item>
                    <text:p text:style-name="P4">Evaluate/set-up any additional vertex data output desired by programmer such as normal and texture coordinates</text:p>
                  </text:list-item>
                </text:list>
              </text:list-item>
            </text:list>
          </draw:text-box>
        </draw:frame>
        <draw:frame draw:style-name="gr21" draw:text-style-name="P8" draw:layer="layout" svg:width="27.178cm" svg:height="1.995cm" svg:x="0.508cm" svg:y="13.97cm">
          <draw:text-box>
            <text:p text:style-name="P4"><text:span text:style-name="T16">* Traditionally, shading was performed by applying light at vertex position and normal. Result was stored as color per vertex and interpolated across triangle. This can be also used today if simpler and more faster shading is needed. This is why programmable vertex processing unit was named “vertex shader” also the name: “vertex shading” performed by this stage which is kept even today. In modern GPU-s and API-s, some or all shading takes place in pixel processing stage. Vertex shading stage is more general and doesn’t have to perform equation at all – depending on programmer. Vertex shader is more ge neral unit dedicated to setting up data associated with each vertex.</text:span></text:p>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1" draw:text-style-name="P13" draw:layer="layout" svg:width="25.199cm" svg:height="2.629cm" svg:x="1.4cm" svg:y="0.628cm" presentation:class="title" presentation:user-transformed="true">
          <draw:text-box>
            <text:p text:style-name="P13">Vertex shader applications</text:p>
          </draw:text-box>
        </draw:frame>
        <draw:frame presentation:style-name="pr8" draw:text-style-name="P33" draw:layer="layout" svg:width="25.199cm" svg:height="9.134cm" svg:x="1.4cm" svg:y="3.685cm" presentation:class="outline" presentation:user-transformed="true">
          <draw:text-box>
            <text:list text:style-name="L2">
              <text:list-item>
                <text:p text:style-name="P33">An example of vertex shader task is animating objects using transformations on vertices.</text:p>
                <text:list>
                  <text:list-item>
                    <text:p text:style-name="P4"><text:span text:style-name="T5">Vertex blending – RTR 4.4</text:span></text:p>
                  </text:list-item>
                  <text:list-item>
                    <text:p text:style-name="P4"><text:span text:style-name="T5">Morphing – RTR 4.5.</text:span></text:p>
                  </text:list-item>
                </text:list>
              </text:list-item>
              <text:list-item>
                <text:p text:style-name="P4"><text:span text:style-name="T17">Object generation: creating mesh once and then deforming it by vertex shader</text:span></text:p>
              </text:list-item>
              <text:list-item>
                <text:p text:style-name="P4"><text:span text:style-name="T17">Animating characters using skinning and morphing</text:span></text:p>
              </text:list-item>
              <text:list-item>
                <text:p text:style-name="P4"><text:span text:style-name="T17">Procedural deformations such as cloth or water</text:span></text:p>
              </text:list-item>
              <text:list-item>
                <text:p text:style-name="P4"><text:span text:style-name="T17">Instancing objects: copying same object in different positions in the scene.</text:span></text:p>
              </text:list-item>
              <text:list-item>
                <text:p text:style-name="P4"><text:span text:style-name="T17">Particle creation: using degenerate (no area) mesh down the pipeline and using those as positions where instancing takes place </text:span></text:p>
              </text:list-item>
              <text:list-item>
                <text:p text:style-name="P4"><text:span text:style-name="T17">VFX: lens distort, heat haze, water ripples, page curls</text:span></text:p>
              </text:list-item>
              <text:list-item>
                <text:p text:style-name="P4"><text:span text:style-name="T17">Terrain modeling by applying height fields given by texture</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5"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Vertex shading: computing vertex position</text:p>
          </draw:text-box>
        </draw:frame>
        <draw:frame presentation:style-name="pr5" draw:text-style-name="P1" draw:layer="layout" svg:width="25.199cm" svg:height="9.134cm" svg:x="1.4cm" svg:y="3.685cm" presentation:class="outline" presentation:user-transformed="true">
          <draw:text-box>
            <text:list text:style-name="L2">
              <text:list-item>
                <text:p text:style-name="P4">Vertex positions of a model is minimal information that has to be passed from application stage to vertex shading stage.</text:p>
              </text:list-item>
              <text:list-item>
                <text:p text:style-name="P4">On the way to rasterization stage, vertex shading performs transformation of a model in several different spaces or coordinate systems:</text:p>
                <text:list>
                  <text:list-item>
                    <text:p text:style-name="P4">Model</text:p>
                  </text:list-item>
                  <text:list-item>
                    <text:p text:style-name="P4">World</text:p>
                  </text:list-item>
                  <text:list-item>
                    <text:p text:style-name="P4">View/camera</text:p>
                  </text:list-item>
                  <text:list-item>
                    <text:p text:style-name="P4">Clip</text:p>
                  </text:list-item>
                </text:list>
              </text:list-item>
            </text:list>
            <text:p text:style-name="P4"><text:span text:style-name="T5">&lt;IMAGE: BIG PICTURE OF TRANSFORMATIONS&gt;</text:span></text:p>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Model space</text:p>
          </draw:text-box>
        </draw:frame>
        <draw:frame presentation:style-name="pr5" draw:text-style-name="P37" draw:layer="layout" svg:width="25.199cm" svg:height="9.134cm" svg:x="1.778cm" svg:y="3.257cm" presentation:class="outline" presentation:user-transformed="true">
          <draw:text-box>
            <text:list text:style-name="L2">
              <text:list-item>
                <text:p text:style-name="P33">Originally, model that is given to vertex shading stage is in its own space – <text:span text:style-name="T9">model space</text:span>. This means that model has not been transformed at all. </text:p>
              </text:list-item>
              <text:list-item>
                <text:p text:style-name="P4">Each model can be associated with <text:span text:style-name="T9">model transform –</text:span><text:span text:style-name="T6"> for positioning and orienting</text:span></text:p>
                <text:list>
                  <text:list-item>
                    <text:p text:style-name="P4"><text:span text:style-name="T6">Each model can have multiple transforms – this allows copying the same model across the 3D scene without specifying additional geometry – </text:span><text:span text:style-name="T9">instancing - </text:span><text:span text:style-name="T6"><text:s/>same model can have different locations, orientations and sizes in the same scene.</text:span></text:p>
                  </text:list-item>
                  <text:list-item>
                    <text:p text:style-name="P4"><text:span text:style-name="T18">&lt;IMAGE: INSTANCING&gt;</text:span></text:p>
                  </text:list-item>
                </text:list>
              </text:list-item>
              <text:list-item>
                <text:p text:style-name="P4"><text:span text:style-name="T19">Model transform is applied on model’s vertices and normals. Coordinates of a object are also called model </text:span><text:span text:style-name="T20">coordinates</text:span><text:span text:style-name="T19">. </text:span></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World space</text:p>
          </draw:text-box>
        </draw:frame>
        <draw:frame presentation:style-name="pr5" draw:text-style-name="P1" draw:layer="layout" svg:width="25.199cm" svg:height="9.134cm" svg:x="1.4cm" svg:y="3.685cm" presentation:class="outline" presentation:user-transformed="true">
          <draw:text-box>
            <text:list text:style-name="L2">
              <text:list-item>
                <text:p text:style-name="P4">After model transform has been applied on model coordiantes, the model is said to be in <text:span text:style-name="T9">world coordinates</text:span> or <text:span text:style-name="T9">world space</text:span>.</text:p>
              </text:list-item>
              <text:list-item>
                <text:p text:style-name="P4">World space is unique and after all models have been transformed with their respective model transforms, they all exist in the same space – world space.</text:p>
              </text:list-item>
            </text:list>
            <text:p text:style-name="P4"><text:span text:style-name="T5">&lt;EXAMPLE: world space is actually scene. Moving models <text:s/>to world space with their model transforms is actually part of modeling&gt;</text:span></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Camera (view, eye) space</text:p>
          </draw:text-box>
        </draw:frame>
        <draw:frame presentation:style-name="pr5" draw:text-style-name="P1" draw:layer="layout" svg:width="25.199cm" svg:height="9.134cm" svg:x="1.4cm" svg:y="3.685cm" presentation:class="outline" presentation:user-transformed="true">
          <draw:text-box>
            <text:list text:style-name="L2">
              <text:list-item>
                <text:p text:style-name="P4">Not all objects in the world space are visible from camera and thus not rendered. </text:p>
              </text:list-item>
              <text:list-item>
                <text:p text:style-name="P4">Camera has a location and orientation in world space which can be used for positioning and aiming the camera.</text:p>
              </text:list-item>
              <text:list-item>
                <text:p text:style-name="P4">For further steps of the pipeline: projection and clipping, camera and all objects are tranformed with <text:span text:style-name="T9">view (camera) transform</text:span><text:span text:style-name="T6">. </text:span></text:p>
              </text:list-item>
              <text:list-item>
                <text:p text:style-name="P4"><text:span text:style-name="T6">With view transform, camera is placed in world origin and aimed in negative z axis with y pointing up and x pointing right*.</text:span></text:p>
              </text:list-item>
              <text:list-item>
                <text:p text:style-name="P4"><text:span text:style-name="T6">After transform, the model is said to be in </text:span><text:span text:style-name="T9">camera</text:span><text:span text:style-name="T6"> </text:span><text:span text:style-name="T9">(view or eye) space.</text:span></text:p>
              </text:list-item>
            </text:list>
            <text:p text:style-name="P4"><text:span text:style-name="T21">&lt;EXAMPLE: MODEL TO VIEW SPACE&gt;</text:span></text:p>
            <text:list text:continue-numbering="true" text:style-name="L2">
              <text:list-item>
                <text:p text:style-name="P4"><text:span text:style-name="T19">Practical note: model and view transform can be implemented as one 4x4 matrix for efficient multiplication with vertex and normal vectors.</text:span></text:p>
                <text:list>
                  <text:list-item>
                    <text:p text:style-name="P4"><text:span text:style-name="T19">Note: programmer has full control over how the position and normals are computed.</text:span></text:p>
                  </text:list-item>
                </text:list>
              </text:list-item>
            </text:list>
          </draw:text-box>
        </draw:frame>
        <draw:frame draw:style-name="gr3" draw:text-style-name="P8" draw:layer="layout" svg:width="27.432cm" svg:height="1.123cm" svg:x="0.254cm" svg:y="14.224cm">
          <draw:text-box>
            <text:p text:style-name="P4"><text:span text:style-name="T16">* This convention is called negative </text:span><text:span text:style-name="T22">z axis convention. Another convention is positive z axis convention. All are fine but must be consistently used when decided. Actual position and direction after view transform are dependent on underlying API.</text:span></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6"><text:span text:style-name="T1">Vertex shading: projec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s are transformed to camera space, a projection and clipping is applied.</text:span></text:p>
              </text:list-item>
              <text:list-item>
                <text:p><text:span text:style-name="T1">Projection and clipping transforms the view volume in a unit cube with points (-1,-1,-1) and (1,1,1) – a </text:span><text:span text:style-name="T4">canonical view volume</text:span><text:span text:style-name="T1">.</text:span></text:p>
              </text:list-item>
              <text:list-item>
                <text:p><text:span text:style-name="T1">Projection is done first. Two commonly used projection methods:</text:span></text:p>
                <text:list>
                  <text:list-item>
                    <text:p><text:span text:style-name="T1">Orthographic – one type of parallel projections</text:span></text:p>
                  </text:list-item>
                  <text:list-item>
                    <text:p><text:span text:style-name="T1">Perspective</text:span></text:p>
                  </text:list-item>
                </text:list>
              </text:list-item>
              <text:list-item>
                <text:p><text:span text:style-name="T1">Projection is represented as matrix and can be combined with other geometry transforms: model and camera.</text:span></text:p>
              </text:list-item>
              <text:list-item>
                <text:p><text:span text:style-name="T1">&lt;PERSPECTIVE MATRIX&gt;</text:span></text:p>
              </text:list-item>
              <text:list-item>
                <text:p><text:span text:style-name="T1">&lt;IMAGE: PERSPECTIVE VS ORTHOGRAPHIC&gt;</text:span></text:p>
                <text:list>
                  <text:list-item>
                    <text:p>View volume of orthographic projection is rectangular box – parallel lines remain parallel. Combination of translation and scaling. 4X4 matrix</text:p>
                  </text:list-item>
                  <text:list-item>
                    <text:p>IN perspective projection, further objects appear smaller. Parallel lines may converge at the horizon. The view volume is called fustum – truncated pyramid with rectangular base. Frustum is transformed in unit cube as well. 4X4 matrix</text:p>
                  </text:list-item>
                </text:list>
              </text:list-item>
              <text:list-item>
                <text:p>After projection, z-coordinate is not stored in generated image but as a <text:span text:style-name="T9">z-buffer – </text:span><text:span text:style-name="T6">this ways model is projected from three to two dimensions.</text:span></text:p>
                <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Vertex shading: clip coordinates</text:p>
          </draw:text-box>
        </draw:frame>
        <draw:frame presentation:style-name="pr5" draw:text-style-name="P1" draw:layer="layout" svg:width="25.199cm" svg:height="9.134cm" svg:x="1.4cm" svg:y="3.685cm" presentation:class="outline" presentation:user-transformed="true">
          <draw:text-box>
            <text:list text:style-name="L2">
              <text:list-item>
                <text:p text:style-name="P4">After perspective transforms have been applied on model, the model coordinates are said to be clip coordinates.</text:p>
              </text:list-item>
              <text:list-item>
                <text:p text:style-name="P4">These are homogeneous coordiantes (before division with w)</text:p>
              </text:list-item>
              <text:list-item>
                <text:p text:style-name="P4">Vertex stage must always output coordinates in this type for next functional stage: clipping to work correctly.</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Vertex shading: additional data</text:p>
          </draw:text-box>
        </draw:frame>
        <draw:frame presentation:style-name="pr5" draw:text-style-name="P1" draw:layer="layout" svg:width="25.199cm" svg:height="9.134cm" svg:x="1.4cm" svg:y="3.685cm" presentation:class="outline" presentation:user-transformed="true">
          <draw:text-box>
            <text:list text:style-name="L2">
              <text:list-item>
                <text:p text:style-name="P4">By now we discussed how vertices are processed in vertex shading stage. This data gives information about object shape but not its appearance.</text:p>
              </text:list-item>
              <text:list-item>
                <text:p text:style-name="P4">Appearance is dependent on object <text:span text:style-name="T9">material and light sources</text:span> in the scene. </text:p>
                <text:list>
                  <text:list-item>
                    <text:p text:style-name="P4">Materials and lights can be modeled in any number of ways: from simple color to elaborated physical descriptions which determine or are used for computing the color.</text:p>
                  </text:list-item>
                </text:list>
              </text:list-item>
              <text:list-item>
                <text:p text:style-name="P4">Alongside vertex position and normal, material and light sources data are used in <text:span text:style-name="T9">shading. </text:span><text:span text:style-name="T6">Shading involves computing the shading equation which relies on those data.</text:span></text:p>
              </text:list-item>
              <text:list-item>
                <text:p text:style-name="P4"><text:span text:style-name="T9">Shading </text:span><text:span text:style-name="T6">is performed at various points on object. It</text:span><text:span text:style-name="T9"> can be </text:span><text:span text:style-name="T6">performed both in vertex shading stage or pixel processing stage.</text:span></text:p>
              </text:list-item>
              <text:list-item>
                <text:p text:style-name="P4"><text:span text:style-name="T6">Data used for shading can be stored per vertex: location, normal, material parameters (e.g., color, texture coordinates) or any other numerical information needed for evaluating shading equation.</text:span></text:p>
              </text:list-item>
              <text:list-item>
                <text:p text:style-name="P4"><text:span text:style-name="T6">All the mentioned data is sent to rasterization and pixel processing stage for interpolation across triangle and shading in each pixel of triangle.</text:span></text:p>
              </text:list-item>
            </text:list>
          </draw:text-box>
        </draw:frame>
        <presentation:notes draw:style-name="dp1">
          <draw:page-thumbnail draw:style-name="gr1" draw:layer="layout" svg:width="19.798cm" svg:height="11.136cm" svg:x="0.6cm" svg:y="2.257cm" draw:page-number="25" presentation:class="page"/>
          <draw:frame presentation:style-name="pr3"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draw:frame presentation:style-name="pr1" draw:text-style-name="P7" draw:layer="layout" svg:width="25.199cm" svg:height="3.863cm" svg:x="1.4cm" svg:y="0.011cm" presentation:class="title" presentation:user-transformed="true">
          <draw:text-box>
            <text:p text:style-name="P13">Geometry processing: tessellation, geometry shader, stream output</text:p>
          </draw:text-box>
        </draw:frame>
        <draw:frame presentation:style-name="pr5" draw:text-style-name="P1" draw:layer="layout" svg:width="25.199cm" svg:height="9.134cm" svg:x="1.4cm" svg:y="3.685cm" presentation:class="outline" presentation:user-transformed="true">
          <draw:text-box>
            <text:list text:style-name="L2">
              <text:list-item>
                <text:p text:style-name="P4">Each rendering pipeline has vertex processing as described</text:p>
              </text:list-item>
              <text:list-item>
                <text:p text:style-name="P33"><text:span text:style-name="T23">Optional processing </text:span>are:</text:p>
                <text:list>
                  <text:list-item>
                    <text:p text:style-name="P4">Tessellation – curved surface can be generated with appropriate number of triangles. Sub-stages: hull shader, tessellator and domain shader</text:p>
                  </text:list-item>
                  <text:list-item>
                    <text:p text:style-name="P4">Geometry shader – takes in various primitives (e.g., triangles) and creates new vertices. Often used for particle generation – e.g., a set of vertices are given and square can be created for more detailed shading.</text:p>
                  </text:list-item>
                  <text:list-item>
                    <text:p text:style-name="P4">Stream output – instead of sending vertices down the pipeline, these can be outputted for further processing to CPU or GPU.</text:p>
                  </text:list-item>
                </text:list>
              </text:list-item>
              <text:list-item>
                <text:p text:style-name="P4">Usage of those depends on GPU hardware (not all GPU supports those stages) and application.</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Geometry processing: clipping</text:p>
          </draw:text-box>
        </draw:frame>
        <draw:frame presentation:style-name="pr5" draw:text-style-name="P1" draw:layer="layout" svg:width="25.199cm" svg:height="9.134cm" svg:x="1.4cm" svg:y="3.685cm" presentation:class="outline" presentation:user-transformed="true">
          <draw:text-box>
            <text:list text:style-name="L2">
              <text:list-item>
                <text:p text:style-name="P4">Only primitives that are partially of fully in view volume need to be passed to the rasterization stage and pixel processing for drawing on screen.</text:p>
              </text:list-item>
              <text:list-item>
                <text:p text:style-name="P4">Primitive that is fully in view volume will be passed further without clipping</text:p>
              </text:list-item>
              <text:list-item>
                <text:p text:style-name="P4">Primitives that are partially in view volume require clipping. </text:p>
                <text:list>
                  <text:list-item>
                    <text:p text:style-name="P4">After view and projection transformations, clipping of primitive is always done against unit cube. </text:p>
                  </text:list-item>
                  <text:list-item>
                    <text:p text:style-name="P4"><text:span text:style-name="T5">&lt;EXAMPLE: CLIPPING PROCESS FOR TRIANGLE&gt;</text:span></text:p>
                    <text:list>
                      <text:list-item>
                        <text:p text:style-name="P4">Vertex that is outside of view volume is removed. New vertices are created on clipping position.</text:p>
                      </text:list-item>
                    </text:list>
                  </text:list-item>
                </text:list>
              </text:list-item>
              <text:list-item>
                <text:p text:style-name="P4">Additional clipping planes can be introduced by programmer to chop the visibility of objects </text:p>
              </text:list-item>
              <text:list-item>
                <text:p text:style-name="P4">Clipping uses 4 homogeneous coordinates produced by projection. The fourth coordinate is used for correct interpolation and clipping if perspective projection is used. </text:p>
              </text:list-item>
              <text:list-item>
                <text:p text:style-name="P33"><text:span text:style-name="T23">Finally perspective division is performed → resulting triangle positions are in normalized device coordinates (NDC) – a canonical view volume that ranges from (-1, -1, </text:span>-1) to (1,1,1).</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text:span text:style-name="T1">Geometry processing: </text:span><text:span text:style-name="T1">Screen mapping</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4">Clipped primitives inside view volume are passed on <text:span text:style-name="T9">screen mapping</text:span>.</text:p>
              </text:list-item>
              <text:list-item>
                <text:p text:style-name="P4">Coordinates entering this stage are still 3D.</text:p>
              </text:list-item>
              <text:list-item>
                <text:p text:style-name="P4">X and y coordinates are transformed to form <text:span text:style-name="T9">screen </text:span><text:span text:style-name="T9">coordinates</text:span>.</text:p>
                <text:list>
                  <text:list-item>
                    <text:p text:style-name="P4">Screen mapping is translation followed by scaling to map to screen with dimensions (x1,y1) and (x2, y2).</text:p>
                  </text:list-item>
                  <text:list-item>
                    <text:p text:style-name="P4"><text:span text:style-name="T5">&lt;IMAGE&gt;</text:span></text:p>
                  </text:list-item>
                </text:list>
              </text:list-item>
              <text:list-item>
                <text:p text:style-name="P4">Screen coordinates with z coordinates are called <text:span text:style-name="T9">window </text:span><text:span text:style-name="T9">coordinates</text:span>.</text:p>
                <text:list>
                  <text:list-item>
                    <text:p text:style-name="P4">Z coordinates are mapped in (0,1). DX vs GL.</text:p>
                  </text:list-item>
                  <text:list-item>
                    <text:p text:style-name="P4"><text:span text:style-name="T5">&lt;IMAGE&gt;</text:span></text:p>
                  </text:list-item>
                </text:list>
              </text:list-item>
              <text:list-item>
                <text:p text:style-name="P4">Window coordinates are passed to the rasterizer stage.</text:p>
                <text:p text:style-name="P4"/>
              </text:list-item>
            </text:list>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6"><text:span text:style-name="T1">3. Rasterization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iven transformed and projected vertices (with associated shading data) the goal is to find all pixels which are inside the primitive (e.g., triangle) to be used in pixel processing stage. </text:span></text:p>
                <text:list>
                  <text:list-item>
                    <text:p><text:span text:style-name="T1">Typically takes input of 3 vertices forming a triangle, finds all pixels that are considered inside the triangle and forwards those further</text:span></text:p>
                  </text:list-item>
                  <text:list-item>
                    <text:p><text:span text:style-name="T1">Rasterization (screen conversion) is conversion from 2D vertices in screen space into pixels on the screen.</text:span></text:p>
                  </text:list-item>
                  <text:list-item>
                    <text:p><text:span text:style-name="T1">To test if triangle is overlapping a pixel, different methods exist. Point sampling may be used where only center of pixel is used for testing. Often, multiple samples per pixel are desired to evade </text:span><text:span text:style-name="T4">aliasing</text:span><text:span text:style-name="T1"> problems – </text:span><text:span text:style-name="T4">multi-sampling or anti-aliasing</text:span><text:span text:style-name="T1">.</text:span></text:p>
                  </text:list-item>
                </text:list>
              </text:list-item>
              <text:list-item>
                <text:p text:style-name="P9"><text:span text:style-name="T1">Two functional sub-stages*:</text:span></text:p>
                <text:list>
                  <text:list-item>
                    <text:p><text:span text:style-name="T1">3.1.Triangle setup</text:span></text:p>
                  </text:list-item>
                  <text:list-item>
                    <text:p><text:span text:style-name="T1">3.2 Triangle traversal </text:span></text:p>
                  </text:list-item>
                </text:list>
              </text:list-item>
            </text:list>
          </draw:text-box>
        </draw:frame>
        <draw:frame draw:style-name="gr2" draw:text-style-name="P8" draw:layer="layout" svg:width="27.178cm" svg:height="0.687cm" svg:x="0.508cm" svg:y="14.224cm">
          <draw:text-box>
            <text:p><text:span text:style-name="T2">* Those can also process points and lines, but triangle is most often used primitive and thus the name.</text:span></text:p>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6"><text:span text:style-name="T1">3.1 Rasterization: triangle setup</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ata needed for triangle traversal, interpolation and shading are computed here (e.g., differentials, edge equations)</text:span></text:p>
              </text:list-item>
              <text:list-item>
                <text:p><text:span text:style-name="T1">Programmer has no control over it.</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3.2 Rasterization: triangle traversal</text:p>
          </draw:text-box>
        </draw:frame>
        <draw:frame presentation:style-name="pr5" draw:text-style-name="P37" draw:layer="layout" svg:width="25.199cm" svg:height="9.134cm" svg:x="1.4cm" svg:y="3.685cm" presentation:class="outline" presentation:user-transformed="true">
          <draw:text-box>
            <text:list text:style-name="L2">
              <text:list-item>
                <text:p text:style-name="P33"><text:span text:style-name="T23">Each pixel sample is checked if covered by a triangle. </text:span><text:span text:style-name="T6">Finding which samples for which pixels are inside a triangle is called</text:span><text:span text:style-name="T9"> triangle traversial</text:span></text:p>
              </text:list-item>
              <text:list-item>
                <text:p text:style-name="P4">Part of the pixel that overlaps the triangle is generated and called the <text:span text:style-name="T9">fragment</text:span></text:p>
              </text:list-item>
              <text:list-item>
                <text:p text:style-name="P4"><text:span text:style-name="T6">Each triangle fragment properties are generated using data interpolated among three triangle vertices (taking in account perspective).</text:span></text:p>
                <text:list>
                  <text:list-item>
                    <text:p text:style-name="P4"><text:span text:style-name="T6">Properties: fragment depth and any shading data from geometry processing stage.</text:span></text:p>
                  </text:list-item>
                </text:list>
              </text:list-item>
              <text:list-item>
                <text:p text:style-name="P4"><text:span text:style-name="T6">All pixels, that is fragments are sent to pixel processing stage.</text:span></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4. Pixel processing stage</text:p>
          </draw:text-box>
        </draw:frame>
        <draw:frame presentation:style-name="pr5" draw:text-style-name="P1" draw:layer="layout" svg:width="25.199cm" svg:height="9.134cm" svg:x="1.4cm" svg:y="3.685cm" presentation:class="outline" presentation:user-transformed="true">
          <draw:text-box>
            <text:list text:style-name="L2">
              <text:list-item>
                <text:p text:style-name="P4">All pixels or pixel fragments that are considered inside a triangle (or other primitive) are found in previous stages. Now, computations on those are made.</text:p>
              </text:list-item>
              <text:list-item>
                <text:p text:style-name="P4">Pixel processing stage can be divided into:</text:p>
                <text:list>
                  <text:list-item>
                    <text:p text:style-name="P4">4.1 Pixel shading</text:p>
                  </text:list-item>
                  <text:list-item>
                    <text:p text:style-name="P4">4.2 Pixel merging</text:p>
                  </text:list-item>
                </text:list>
              </text:list-item>
              <text:list-item>
                <text:p text:style-name="P4">Executes program per pixel to determine its color and if color is visible (depth testing) as well as blending of pixel colors with newly computed with old color. </text:p>
              </text:list-item>
              <text:list-item>
                <text:p text:style-name="P4">Runs on GPU.</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4.1 Pixel processing: pixel shading</text:p>
          </draw:text-box>
        </draw:frame>
        <draw:frame presentation:style-name="pr5" draw:text-style-name="P1" draw:layer="layout" svg:width="25.199cm" svg:height="9.134cm" svg:x="1.4cm" svg:y="3.685cm" presentation:class="outline" presentation:user-transformed="true">
          <draw:text-box>
            <text:list text:style-name="L2">
              <text:list-item>
                <text:p text:style-name="P1">Any <text:span text:style-name="T9">per-pixel (fragment) shading</text:span> performs here</text:p>
                <text:list>
                  <text:list-item>
                    <text:p text:style-name="P1">For computation, <text:span text:style-name="T9">interpolated shading data</text:span> from previous stage is used</text:p>
                  </text:list-item>
                </text:list>
              </text:list-item>
              <text:list-item>
                <text:p text:style-name="P1"><text:span text:style-name="T9">Result of this stage is one or more colors</text:span> for each pixel/fragment that are passed further the pipeline</text:p>
              </text:list-item>
              <text:list-item>
                <text:p text:style-name="P1">Pixel shading stage is peformed by <text:span text:style-name="T9">programmable GPU cores</text:span></text:p>
                <text:list>
                  <text:list-item>
                    <text:p text:style-name="P1">Programmer supplies a <text:span text:style-name="T9">program for pixel (fragment) shader</text:span> that contain any desired computations.</text:p>
                  </text:list-item>
                  <text:list-item>
                    <text:p text:style-name="P1">Most commonly, here we can define <text:span text:style-name="T9">shading equations (scattering function)</text:span> and <text:span text:style-name="T9">texturing</text:span>: putting one or more images to the object or procedural defining a texture pattern.</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4.2 Pixel processing: pixel merging </text:p>
          </draw:text-box>
        </draw:frame>
        <draw:frame presentation:style-name="pr5" draw:text-style-name="P1" draw:layer="layout" svg:width="25.199cm" svg:height="9.134cm" svg:x="1.4cm" svg:y="3.685cm" presentation:class="outline" presentation:user-transformed="true">
          <draw:text-box>
            <text:list text:style-name="L2">
              <text:list-item>
                <text:p text:style-name="P1">Information for each pixel is stored in <text:span text:style-name="T9">color buffer –</text:span><text:span text:style-name="T6"> rectangular array of of colors (r,g,b).</text:span></text:p>
              </text:list-item>
              <text:list-item>
                <text:p text:style-name="P1"><text:span text:style-name="T6">This stage is responsible to combine (blend) fragment color produced by pixel shading stage with the color currently stored in color buffer.</text:span></text:p>
                <text:list>
                  <text:list-item>
                    <text:p text:style-name="P1"><text:span text:style-name="T6">This stage is also called </text:span><text:span text:style-name="T9">raster operations pipeline (ROP)</text:span><text:span text:style-name="T6"> or </text:span><text:span text:style-name="T9">render output unit</text:span><text:span text:style-name="T6">.</text:span></text:p>
                  </text:list-item>
                </text:list>
              </text:list-item>
              <text:list-item>
                <text:p text:style-name="P1"><text:span text:style-name="T6">This stage is not fully programmable, but highly configurable* for achieving various effects (e.g., transparency). It uses following buffers for computations:</text:span></text:p>
                <text:list>
                  <text:list-item>
                    <text:p text:style-name="P1"><text:span text:style-name="T9">Z-buffer</text:span></text:p>
                  </text:list-item>
                  <text:list-item>
                    <text:p text:style-name="P1"><text:span text:style-name="T9">Alpha channel</text:span><text:span text:style-name="T6"> (part of color buffer)</text:span></text:p>
                  </text:list-item>
                  <text:list-item>
                    <text:p text:style-name="P1"><text:span text:style-name="T9">Stencil buffer</text:span></text:p>
                  </text:list-item>
                </text:list>
              </text:list-item>
              <text:list-item>
                <text:p text:style-name="P1"><text:span text:style-name="T9">Framebuffer</text:span><text:span text:style-name="T6"> generally consists of all buffers on a system.</text:span></text:p>
              </text:list-item>
            </text:list>
          </draw:text-box>
        </draw:frame>
        <draw:frame draw:style-name="gr22" draw:text-style-name="P31" draw:layer="layout" svg:width="27.432cm" svg:height="0.687cm" svg:x="0.254cm" svg:y="14.224cm">
          <draw:text-box>
            <text:p text:style-name="P30"><text:span text:style-name="T16">* Some APIs have support for raster order views – pixel shader ordering – which enables programmable blending capabilities (Real-Time Rendering Book).</text:span></text:p>
          </draw:text-box>
        </draw:frame>
        <presentation:notes draw:style-name="dp2">
          <draw:page-thumbnail draw:style-name="gr1" draw:layer="layout" svg:width="19.798cm" svg:height="11.136cm" svg:x="0.6cm" svg:y="2.257cm" draw:page-number="34" presentation:class="page"/>
          <draw:frame presentation:style-name="pr3" draw:text-style-name="P10"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draw:frame presentation:style-name="pr9" draw:text-style-name="P13" draw:layer="layout" svg:width="25.199cm" svg:height="2.629cm" svg:x="1.4cm" svg:y="0.628cm" presentation:class="title" presentation:user-transformed="true">
          <draw:text-box>
            <text:p text:style-name="P13">Pixel processing: z-buffer</text:p>
          </draw:text-box>
        </draw:frame>
        <draw:frame presentation:style-name="pr5" draw:text-style-name="P4" draw:layer="layout" svg:width="25.199cm" svg:height="9.134cm" svg:x="1.4cm" svg:y="3.685cm" presentation:class="outline" presentation:user-transformed="true">
          <draw:text-box>
            <text:list text:style-name="L2">
              <text:list-item>
                <text:p text:style-name="P4">When the whole scene has been rendered, the <text:span text:style-name="T9">color buffer</text:span> should contain <text:span text:style-name="T9">colors of the primitives</text:span> (e.g., triangles) in the scene <text:span text:style-name="T9">visible from camera point of view</text:span>.</text:p>
              </text:list-item>
              <text:list-item>
                <text:p text:style-name="P4">For most graphics hardware this is achieved using, <text:span text:style-name="T9">z-buffer (depth buffer). </text:span></text:p>
                <text:list>
                  <text:list-item>
                    <text:p text:style-name="P4"><text:span text:style-name="T6">Z-buffer is same size and shape as color buffer, but for each pixel it stores </text:span><text:span text:style-name="T9">z-value to the closest primitive</text:span><text:span text:style-name="T6">.</text:span> </text:p>
                  </text:list-item>
                </text:list>
              </text:list-item>
              <text:list-item>
                <text:p text:style-name="P4">Z-value and color of pixel are updated with z-value and color of pixel being rendered</text:p>
                <text:list>
                  <text:list-item>
                    <text:p text:style-name="P4">When a primitive is being rendered at a certain pixel, z-value at that pixel is being computed and compared to the z-buffer: if new z-value is smaller then one in z-buffer then that pixel is rendered closer to camera than previous pixel - which means updating color and z-buffer. Otherwise, color and z-buffer are not changed.</text:p>
                  </text:list-item>
                </text:list>
              </text:list-item>
              <text:list-item>
                <text:p text:style-name="P4">Z-buffer algorithm is simple and of <text:span text:style-name="T9">O(n)</text:span> complexity, where n is number of primitives </text:p>
              </text:list-item>
              <text:list-item>
                <text:p text:style-name="P4">Z-buffer algorithm works for any primitive for which z-value can be computed, allows primitives to be rendered in any order and thus very much used – <text:span text:style-name="T9">order independent</text:span>.</text:p>
              </text:list-item>
              <text:list-item>
                <text:p text:style-name="P4">Z-Buffer stores only single depth value for each pixel – in the case of partially <text:span text:style-name="T9">transparent</text:span> objects; those must be rendered after all opaque primitives with end to front order (or using order-independent algorithm), thus transparency is major weakness of z-buffer.</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15"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10" draw:text-style-name="P13" draw:layer="layout" svg:width="25.199cm" svg:height="2.629cm" svg:x="1.4cm" svg:y="0.628cm" presentation:class="title" presentation:user-transformed="true">
          <draw:text-box>
            <text:p text:style-name="P13">Pixel processing: alpha channel</text:p>
          </draw:text-box>
        </draw:frame>
        <draw:frame presentation:style-name="pr5" draw:text-style-name="P4" draw:layer="layout" svg:width="25.199cm" svg:height="9.134cm" svg:x="1.4cm" svg:y="3.685cm" presentation:class="outline" presentation:user-transformed="true">
          <draw:text-box>
            <text:list text:style-name="L2">
              <text:list-item>
                <text:p text:style-name="P4">Color buffer also contains information about<text:span text:style-name="T9"> alpha value – alpha channel.</text:span></text:p>
              </text:list-item>
              <text:list-item>
                <text:p text:style-name="P4">Alpha value stores opacity value for each pixel.</text:p>
              </text:list-item>
              <text:list-item>
                <text:p text:style-name="P4">Alpha value can be used for seletive discarding of pixels using alpha test feature of pixel (fragment) shader.</text:p>
                <text:list>
                  <text:list-item>
                    <text:p text:style-name="P4">Using this test, we can ensure that fully transparent pixels/fragments do not affect the z-buffer</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3" draw:text-style-name="P15"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draw:frame presentation:style-name="pr1" draw:layer="layout" svg:width="25.199cm" svg:height="2.629cm" svg:x="1.4cm" svg:y="0.628cm" presentation:class="title">
          <draw:text-box>
            <text:p text:style-name="P6"><text:span text:style-name="T1">Pixel processing: stencil buffer </text:span></text:p>
          </draw:text-box>
        </draw:frame>
        <draw:frame presentation:style-name="pr5" draw:layer="layout" svg:width="25.199cm" svg:height="9.134cm" svg:x="1.4cm" svg:y="3.685cm" presentation:class="outline" presentation:user-transformed="true">
          <draw:text-box>
            <text:list text:style-name="L2">
              <text:list-item>
                <text:p>Stencil buffer is the type of so called <text:span text:style-name="T9">offscreen buffer –</text:span><text:span text:style-name="T6"> buffer that records locations of rendered primitives but not for directly showing on a screen rather used for pixel merging stage.</text:span></text:p>
                <text:list>
                  <text:list-item>
                    <text:p><text:span text:style-name="T6">For example, we can render filled rectangle into stencil buffer. This buffer is then used to render scene primitives into the color buffer only where the rectangle is present</text:span></text:p>
                  </text:list-item>
                </text:list>
              </text:list-item>
              <text:list-item>
                <text:p><text:span text:style-name="T6">Stencil buffer is used in combination with different operators which are offers powerful tool for generating some special effects.</text:span></text:p>
              </text:list-item>
            </text:list>
          </draw:text-box>
        </draw:frame>
        <presentation:notes draw:style-name="dp2">
          <draw:page-thumbnail draw:style-name="gr1" draw:layer="layout" svg:width="19.798cm" svg:height="11.136cm" svg:x="0.6cm" svg:y="2.257cm" draw:page-number="37" presentation:class="page"/>
          <draw:frame presentation:style-name="pr3" draw:text-style-name="P15"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draw:frame presentation:style-name="pr1" draw:text-style-name="P13" draw:layer="layout" svg:width="25.199cm" svg:height="2.629cm" svg:x="1.4cm" svg:y="0.628cm" presentation:class="title" presentation:user-transformed="true">
          <draw:text-box>
            <text:p text:style-name="P13">Displaying pipeline output<text:tab/></text:p>
          </draw:text-box>
        </draw:frame>
        <draw:frame presentation:style-name="pr5" draw:text-style-name="P4" draw:layer="layout" svg:width="25.199cm" svg:height="9.134cm" svg:x="1.4cm" svg:y="3.685cm" presentation:class="outline" presentation:user-transformed="true">
          <draw:text-box>
            <text:list text:style-name="L2">
              <text:list-item>
                <text:p text:style-name="P4"><text:span text:style-name="T23">Primitives that have reached and passed </text:span>rasterizer stage (remember that a lot of those are discarded) are visible from camera point of view</text:p>
              </text:list-item>
              <text:list-item>
                <text:p text:style-name="P4">Display device will show color buffer after all operations are done.</text:p>
              </text:list-item>
              <text:list-item>
                <text:p text:style-name="P4">As this takes some time (visible to human eye), a technique called <text:span text:style-name="T9">double buffering</text:span> is used.</text:p>
                <text:list>
                  <text:list-item>
                    <text:p text:style-name="P4">Rendering of screen is performed in a <text:span text:style-name="T9">back buffer –</text:span><text:span text:style-name="T6"> a off screen buffer.</text:span></text:p>
                  </text:list-item>
                  <text:list-item>
                    <text:p text:style-name="P4"><text:span text:style-name="T6">Contents of back buffer are swapped with the contents of </text:span><text:span text:style-name="T9">front buffer – </text:span><text:span text:style-name="T6">buffer which is shown on display device.</text:span></text:p>
                  </text:list-item>
                  <text:list-item>
                    <text:p text:style-name="P4"><text:span text:style-name="T6">Swapping process occurs* during </text:span><text:span text:style-name="T9">vertical trace</text:span><text:span text:style-name="T6"> – a time when it is safe to do so.</text:span></text:p>
                  </text:list-item>
                </text:list>
              </text:list-item>
            </text:list>
          </draw:text-box>
        </draw:frame>
        <draw:frame draw:style-name="gr22" draw:text-style-name="P31" draw:layer="layout" svg:width="27.178cm" svg:height="0.687cm" svg:x="0.508cm" svg:y="14.224cm">
          <draw:text-box>
            <text:p text:style-name="P30"><text:span text:style-name="T16">* In APIs such as OpenGL and Vulkan the term swap chain is used for this process.</text:span></text:p>
          </draw:text-box>
        </draw:frame>
        <presentation:notes draw:style-name="dp2">
          <draw:page-thumbnail draw:style-name="gr1" draw:layer="layout" svg:width="19.798cm" svg:height="11.136cm" svg:x="0.6cm" svg:y="2.257cm" draw:page-number="38" presentation:class="page"/>
          <draw:frame presentation:style-name="pr3" draw:text-style-name="P15"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draw:frame presentation:style-name="pr1" draw:text-style-name="P7" draw:layer="layout" svg:width="25.199cm" svg:height="2.629cm" svg:x="1.4cm" svg:y="0.628cm" presentation:class="title" presentation:user-transformed="true">
          <draw:text-box>
            <text:p text:style-name="P13">Review of the pipeline</text:p>
          </draw:text-box>
        </draw:frame>
        <draw:frame presentation:style-name="pr5" draw:text-style-name="P38" draw:layer="layout" svg:width="25.199cm" svg:height="9.134cm" svg:x="1.4cm" svg:y="3.685cm" presentation:class="outline" presentation:user-transformed="true">
          <draw:text-box>
            <text:list text:style-name="L2">
              <text:list-item>
                <text:p>RTR 2.6</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draw:frame presentation:style-name="pr11" draw:text-style-name="P39" draw:layer="layout" svg:width="25.199cm" svg:height="3.473cm" svg:x="1.4cm" svg:y="0.206cm" presentation:class="title" presentation:user-transformed="true">
          <draw:text-box>
            <text:p>Application of graphics rendering pipeine</text:p>
          </draw:text-box>
        </draw:frame>
        <draw:frame presentation:style-name="pr5" draw:text-style-name="P39" draw:layer="layout" svg:width="25.199cm" svg:height="9.134cm" svg:x="1.4cm" svg:y="3.685cm" presentation:class="outline">
          <draw:text-box>
            <text:list text:style-name="L2">
              <text:list-item>
                <text:p>Graphics rendering pipeline is implemented on GPUs and is basis for real-time rendering</text:p>
              </text:list-item>
              <text:list-item>
                <text:p>Now, we will discuss practical application of graphics rendering pipeline.</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6"><text:span text:style-name="T1">Graphics rendering pipeline: OpenGL</text:span></text:p>
          </draw:text-box>
        </draw:frame>
        <draw:frame presentation:style-name="pr5"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2-01T10:07:55.457295496</dc:date>
    <meta:editing-duration>PT5H27M25S</meta:editing-duration>
    <meta:editing-cycles>153</meta:editing-cycles>
    <meta:generator>LibreOffice/6.4.7.2$Linux_X86_64 LibreOffice_project/40$Build-2</meta:generator>
    <meta:document-statistic meta:object-count="214"/>
  </office:meta>
</office:document-meta>
</file>